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style>
    <style:style style:name="P2" style:family="paragraph" style:parent-style-name="Standard" style:master-page-name="Standard">
      <style:paragraph-properties fo:margin-left="0in" fo:margin-right="0in" fo:margin-top="0in" fo:margin-bottom="0.139in" loext:contextual-spacing="false" fo:line-height="100%" fo:text-align="justify" style:justify-single-word="false" fo:text-indent="0in" style:auto-text-indent="false" style:page-number="1"/>
    </style:style>
    <style:style style:name="P3" style:family="paragraph" style:parent-style-name="Standard">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erożki i Pierożkowe! Naszym dzisiejszym gościem będzie nie kto inny, a Malvagio, autor licznych, w większości znakomicie odebranych fików i zwycięzca wielu konkursów literackich. Tylko u nas poznacie wszystkie jego sekrety! Adres, numer buta i pojemność konta Steam!</text:p>
      <text:p text:style-name="P1">Cahan: Cześć, Malv! Dzięki, że zgodziłeś się na udzielenie tego wywiadu. Może zaczniemy standardowo, no wiesz, powiesz coś o sobie.</text:p>
      <text:p text:style-name="P1">Malvagio: Hej. Co mógłbym powiedzieć… teatrolog z wykształcenia, oczywiście niepracujący w zawodzie (no bo jak), fanfikopisarz dobiegający powoli 30. Znaczy pewnie podpadający pod starszą część fandomu. A, no i mieszkam w Krakowie. I lubię Sombrę. Nie wiem, czy da się dodać coś więcej.</text:p>
      <text:p text:style-name="P1">Cahan: Jak odkryłeś serial i wstąpiłeś do fandomu?</text:p>
      <text:p text:style-name="P1">Malvagio: Hm, wydaje mi się, że po prostu przyczynił się do tego cały ten szum w Internecie. Wiedziony ciekawością w końcu postanowiłem sprawdzić, czy te kuce rzeczywiście są takie ciekawe, jak wszędzie słyszę, no i cóż… były. Do fandomu wstąpiłem w zasadzie pod wpływem impulsu, też sporo słyszałem, że jest duży i aktywny, stwierdziłem więc, że może niegłupio byłoby stać się częścią czegoś większego. No i nadal jestem, więc chyba faktycznie niegłupio.</text:p>
      <text:p text:style-name="P1">Cahan: A kiedy to było, tak swoją drogą?</text:p>
      <text:p text:style-name="P1">Malvagio: Dokładnej daty nie pomnę, ale jeśli dobrze pamiętam, skończyłem oglądać pierwszy sezon tuż przed polską premierą drugiego. Jeśli idzie o włażenie do fandomu, to chyba za takowe można uznać pojawienie się na jednym z krakowskich meetów, czy raczej konwentów, bo to było jedno z tych większych wydarzeń.</text:p>
      <text:p text:style-name="P1">Cahan: O panie, starokuc z Ciebie. Ale przejdźmy do tego, co najbardziej interesuje naszych czytelników, czyli do fanfików. Jak to w ogóle się stało, że zacząłeś je pisać?</text:p>
      <text:p text:style-name="P3">Malvagio: Zawsze czułem potrzebę realizowania się w sposób twórczy, fandom i fanfiki stworzyły wspaniałą sposobność ku temu. Miałem już pewne doświadczenia, choć na gruncie komiksowym, ale zawsze chciałem też pisać opowiadania. Tworzenie fanfikcji pozwalało ominąć najbardziej żmudny proces tworzenia podwalin, bo te po prostu już były na miejscu. Inna sprawa, że zazwyczaj te podwaliny przerabiam na własną modłę, która nie miałaby racji bytu w serialu, hah.</text:p>
      <text:p text:style-name="P3">Cahan: Mówisz, że masz doświadczenie na gruncie komiksowym, próbowałeś może robić jakieś kucykowe komiksy? Albo spełniać się artystycznie innym sposobem niż pisarstwo?</text:p>
      <text:p text:style-name="P3">Malvagio: Nie próbowałem, ponieważ w komiksach również zajmuję się pisaniem, musiałbym znaleźć sobie jakiegoś rysownika. Sam nie potrafię tworzyć jakichkolwiek sensownych rysunków. Kiedyś, dawno temu, bawiłem się, to dobre określenie, w robienie w pełni własnego komiksu, ale to tylko do szuflady. Teraz zamkniętej i zgubionej. I dobrze.</text:p>
      <text:p text:style-name="P3">Cahan: Jak w ogóle oceniasz własną twórczość? I co myślisz o tym, jak odbierają ją inni? Jesteś w końcu przez wielu uznawany za jednego z najwybitniejszych fanfikopisarzy.</text:p>
      <text:p text:style-name="P3">Malvagio: Pod tym względem jestem chyba nieco… chwiejny. Potrafię patrzeć na to, co właśnie napisałem, i myśleć „haha, jest dobrze!”, by zaraz potem przejść w bardziej w „nie, to wszystko nie tak”. Ale ogólnie jestem raczej ze swoich prac zadowolony, tym bardziej że samo ich pisanie sprawia mi radość. Co do tego, jak są odbierane… hm. Ciężko tak naprawdę coś powiedzieć, zważywszy na fakt, że ostatnimi czasy (no dobra, trochę dłużej niż „ostatnimi”) w ogóle ciężko o komentarze. Ale nie będę ukrywał, że przyjemnie jest poczytać czy posłuchać pochwał pod swoim adresem. Mam nadzieję, że nie powiedziałem jeszcze ostatniego słowa i uda mi się stworzyć prawdziwe opus magnum… po poprzednim opus magnum, za które uważam „Tajemnice”.</text:p>
      <text:p text:style-name="P3">Cahan: A jaki typ opowiadań pisze Ci się najlepiej? Mroczne klimaty, plasterki życia czy może lekkie komedyjki? W końcu na swoim koncie masz coś z chyba każdej kategorii. Ile Ty tego w ogóle napisałeś?</text:p>
      <text:p text:style-name="P3">Malvagio: Na mlppolska podaję stan liczbowy 35 fików, ale to nie jest wszystko, co napisałem; nie wliczają się do tego drabble i kilka opowiadań, którym koniec końców nie założyłem tematów, nie wiedzieć dlaczego. Co pisze mi się najlepiej? Chyba zarówno mroczne klimaty, jak i lekkie komedyjki, w zależności od humoru. Z takich głównych tagów nie ruszałem chyba tylko romansów.</text:p>
      <text:p text:style-name="P3">Cahan: Zamierzasz to kiedyś nadrobić czy masz jakiś powód?</text:p>
      <text:p text:style-name="P3">Malvagio: Obawiam się, że romans bardzo łatwo można zawalić i zamienić w autoparodię, nawet nie będąc tego świadomym. Może kiedyś się skuszę, jeśli tylko znajdę odpowiednie wzorce. Ale niczego nie obiecuję.</text:p>
      <text:p text:style-name="P3">Cahan: A te nieopublikowane fanfiki? Czekają na swoją kolej, czy uznałeś, iż nie są one wystarczająco dobre?</text:p>
      <text:p text:style-name="P3">Malvagio: Wydaje mi się, że nie są, może po przepisaniu od nowa… ale nie mam póki co do tego głowy. Sądzę, iż część motywów mógłbym wyciągnąć i umieścić w innych fabułach. Ale na razie mam co pisać.</text:p>
      <text:p text:style-name="P3">Cahan: Skąd czerpiesz inspirację? Niektóre motywy pojawiające się w Twoich opowiadaniach, jak chociażby Biała Pani, są nadzwyczaj interesujące.</text:p>
      <text:p text:style-name="P3">Malvagio: Obstawiałbym muzykę, bardzo często po prostu słucham jakiejś melodii i nagle zaczyna kiełkować mi w głowie pomysł na opowiadanie, które pasowałoby do niej klimatem i nastrojem. Sama Biała Pani powstała właśnie w taki sposób (tak mi się przynajmniej wydaje, to było tak dawno…). No i oczywiście jestem też prawdziwą gąbką na popkulturę. Ot, postmodernizm, a może nawet post-post.</text:p>
      <text:p text:style-name="P3">Cahan: Nie myślałeś nigdy o wielorozdziałowcu?</text:p>
      <text:p text:style-name="P3">Malvagio: Szczerze mówiąc, to tak, myślałem. Niestety wielowątkowość to moja pięta achillesowa, moje opowiadania zazwyczaj skupiają się jednak na jednym wątku. Wręcz obsesyjnie się go trzymają. To utrudnia w ogóle myślenie w kategoriach wielorozdziałowca. No i wydaje mi się też, że ludzie oczekują systematycznego wrzucania kolejnych rozdziałów, a mnie daleko do systematycznej pracy. Zazwyczaj piszę po prostu wtedy, kiedy mnie najdzie ochota. Bez weny to katorżnicza praca.</text:p>
      <text:p text:style-name="P3">Cahan: Zgadzam się, to jest katorżnicza praca, nawet i z weną. Jednak osobiście uważam, że satysfakcja z łączenia splątanych nitek wielu wątków oraz światotworzenia jest niezastąpiona… Wracając do wywiadu… Często czytasz cudze fanfiki?</text:p>
      <text:p text:style-name="P3">Malvagio: To może wydać się zaskakujące, ale bardzo rzadko zdarza mi się czytać fanfiki. Biorę się za nie zazwyczaj wtedy, gdy zostanę o to poproszony. Wiem, że nie zawsze tak było, bo dawno, dawno temu komentowałem Moje Małe Fanfiki na FGE, ale coś się po drodze zmieniło. Nie mam jednak pojęcia, co takiego.</text:p>
      <text:p text:style-name="P3"><text:soft-page-break/>Cahan: Cóż… Ale pewnie i tak masz jakieś ulubione fanfiki. Chyba że nie masz?</text:p>
      <text:p text:style-name="P3">Malvagio: Pamiętam, że bardzo podobało mi się kilka opowiadań konkursowych Bodzia, ale nie kojarzę teraz tytułów. Plus to jedno króciutkie Twojego autorstwa pod temat „Superbohater” bodajże. Łatwiej byłoby mi wskazać fiki, których NIE lubię, heh.</text:p>
      <text:p text:style-name="P3">Cahan: Świetnie, no to je wskaż! Czytelnicy kochają takie informacje.</text:p>
      <text:p text:style-name="P3">Malvagio: Chyba nikogo nie zaskoczę tym, że nie podoba mi się „Kryształowe Oblężenie”, ale też nie przypadł mi zupełnie do gustu „Żelazny Księżyc” (a wiem, że ten fik jest raczej chwalony). Tak poza rodzimym podwórkiem, nie trawię Fallouta i Crisisa; tego ostatniego podwójnie, bo wydałem na niego pieniądze i nawet nie byłem w stanie skończyć.</text:p>
      <text:p text:style-name="P3">Cahan: Jakieś szczególne powody niechęci do tych konkretnych opowiadań?</text:p>
      <text:p text:style-name="P3">Malvagio: Od Fallouta odrzuca mnie już sama idea tego crossoveru, a Crisis… wykończyły mnie postaci, z naciskiem na jak-mu-tam-było Silvertongue’a (?) i złe wersje Mane6.</text:p>
      <text:p text:style-name="P3">Cahan: Tak, to był Silvertongue. W ogóle nie lubisz crossoverów czy to coś innego?</text:p>
      <text:p text:style-name="P3">Malvagio: Nah, crossovery ogólnie są w porządku, chętnie bym poczytał (tak sądzę) jakiś z Soulsami na przykład. To sam Fallout jakoś mi straszliwie tu zgrzyta… i pewnie dlatego sam popełniłem crossover z Wasteland, które jest jego prekursorem… co ja robię ze swoim życiem?</text:p>
      <text:p text:style-name="P3">Cahan: Marnujesz je na kucyki, oczywiście! Masz może jakieś porady dla początkujących pisarzy?</text:p>
      <text:p text:style-name="P3">Malvagio: Zgaduję, że było to powtarzane wiele razy i na wszystkie sposoby, ale warto dużo czytać, nie tylko pozycje z gatunku, w którym samemu chciałoby się pisać. No i znaleźć sobie dobrego pre-readera i korektora, bo to żaden wstyd, a samemu często po prostu nie zauważa się pewnych rzeczy, niezależnie od tego, ile razy czytało się tekst. A propos, lepiej właśnie przeczytać go parę razy, zanim się go gdzieś opublikuje. Tak na spokojnie i niekoniecznie zaraz po napisaniu go.</text:p>
      <text:p text:style-name="P3">Cahan: A propos czytania… Jakie książki czytasz i których pisarzy cenisz najbardziej?</text:p>
      <text:p text:style-name="P3">Malvagio: Czytam głównie fantasy (cóż za zaskoczenie) i książki o tematyce historycznej, ale zasadniczo nie trzymam się tego zakresu kurczowo, zdarza mi się sięgać po inne pozycje, które ktoś mi polecił. Jeśli idzie o pisarzy, to zdecydowanie Tolkien, bo to do jego twórczości wracam raz za razem. Hm, po krótkim zastanowieniu wskażę jeszcze Niziurskiego, jego książki się dla mnie nie starzeją.</text:p>
      <text:p text:style-name="P3">Cahan: Czym się zajmujesz, poza czytaniem książek, pracą i pisaniem opowiadań?</text:p>
      <text:p text:style-name="P3">Malvagio: Namiętnie gram w gry komputerowe i oglądam seriale animowane (i raczej tylko takie).</text:p>
      <text:p text:style-name="P3">Cahan: Jakie gry i seriale lubisz najbardziej?</text:p>
      <text:p text:style-name="P3">Malvagio: Uwielbiam całą serię Soulsów, izometryczne cRPGi i wszelkiego rodzaju metroidvanie, jak na przykład Hollow Knighta. Serialowo ostatnio bardzo urzekła mnie nowa She-Ra, mam w planach sprawdzenie również Carmen Sandiego. Mniej ostatnio… sporo by się tego znalazło. Z kreskówek, które wciąż są emitowane, uwielbiam Niesamowity Świat Gumballa.</text:p>
      <text:p text:style-name="P3">Cahan: A kucyki, dalej je oglądasz?</text:p>
      <text:p text:style-name="P3">Malvagio: Heh, nie. Obraziłem się na nie w połowie piątego sezonu. Polskiego, bo raczej punktem zapalnym był tutaj sam finał, który miał swoją premierę właśnie jakoś podczas przerwy między połówkami u nas, jeśli dobrze kojarzę. Tak czy inaczej, dowiedziałem się, co tam się dzieje i nie miałem już najmniejszej ochoty wrócić do oglądania, gdy sezon wystartował na nowo.</text:p>
      <text:p text:style-name="P3">Cahan: Czyli nie czekasz na sezon 9 i nie zastanawiasz się, jak twórcy to wszystko zamkną?</text:p>
      <text:p text:style-name="P3">Malvagio: Nie czekam i nie zastanawiam się. Co innego na nową generację…</text:p>
      <text:p text:style-name="P3">Cahan: Jakie masz oczekiwania w stosunku do G5?</text:p>
      <text:p text:style-name="P3">Malvagio: Byłoby miło, gdyby powstał serial bardziej nastawiony na przygodę, ale nie wiem, czy to jest możliwe – słyszałem naprawdę różne i wzajemnie sobie przeczące plotki. No i też byłoby diablo, diablo miło, gdyby nie było w niej takiej jednej postaci, która niemożebnie mnie drażni, heh. Liczę na świeży start.</text:p>
      <text:p text:style-name="P3">Cahan: Sądzisz, że fandom przetrwa pomimo końca G4 i takich zmian?</text:p>
      <text:p text:style-name="P3">Malvagio: Wydaje mi się, że ma na to duże szanse. Nie będzie już raczej nigdy tak wielki, jak to miało miejsce w okresie tego największego boomu na kuce, ale ten rdzeń, który wciąż trwa… spokojnie mógłby przetrwać. No i faktycznie nowa generacja może zapewnić dopływ kolejnych bronies i pegasis. Czas pokaże.</text:p>
      <text:p text:style-name="P3">Cahan: Właściwie to jak oceniasz aktualną kondycję fandomu, zwłaszcza jego fanfikowej części? Uważasz, że inicjatywy takie jak Klub Konesera Polskiego Fanfika coś dają?</text:p>
      <text:p text:style-name="P3">Malvagio: Jestem przekonany, że są nie tylko przydatne, ale też potrzebne. Kondycję określiłbym mianem stosunkowo stabilnej, wbrew tej ciągle powtarzanej mantrze o umieraniu, fandom nie skona. A przynajmniej nie tak łatwo.</text:p>
      <text:p text:style-name="P3"><text:soft-page-break/>Cahan: I ostatnie pytanie, chyba. Posiadasz może jakiegoś własnego OCka? Ale pytam raczej o ponysonę, a nie postać z fanfika.</text:p>
      <text:p text:style-name="P3">Malvagio: Nie, jedyne moje OCki to postaci z fanfików lub sesji RPG, w których brałem udział… z tym, że większość i tak trafiła już chyba do opowiadań. Nic, co by choć zahaczało o ponysonę.</text:p>
      <text:p text:style-name="P3">Cahan: Czy chciałbyś coś jeszcze powiedzieć naszym czytelnikom?</text:p>
      <text:p text:style-name="P3">Malvagio: „Jednorożka” to jedyna poprawna forma, nie słuchajcie Dolara! :P</text:p>
      <text:p text:style-name="P3">Cahan: &lt;śmiech&gt; Jeszcze raz Ci dziękuję za to, że zgodziłeś się na ten wywiad. Powodzenia w dalszym pisaniu! I niech komentarze będą z Tobą!</text:p>
      <text:p text:style-name="P1">Malvagio: Dziękuję, dziękuję i dziękuję raz jeszcze! Adios i pozdrawiam!</text:p>
      <text:p text:style-name="P1"/>
      <text:p text:style-name="P1">Obrazki:</text:p>
      <text:p text:style-name="P1"><text:a xlink:type="simple" xlink:href="https://derpibooru.org/988382?q=starlight+glimmer%2C+sombra" text:style-name="ListLabel_20_1" text:visited-style-name="ListLabel_20_1"><text:span text:style-name="T1">https://derpibooru.org/988382?q=starlight+glimmer%2C+sombra</text:span></text:a></text:p>
      <text:p text:style-name="P1"><text:a xlink:type="simple" xlink:href="https://www.deviantart.com/imalou/art/The-Mighty-Bug-749745130" text:style-name="ListLabel_20_1" text:visited-style-name="ListLabel_20_1"><text:span text:style-name="T1">https://www.deviantart.com/imalou/art/The-Mighty-Bug-749745130</text:span></text:a></text:p>
      <text:p text:style-name="P1"><text:a xlink:type="simple" xlink:href="https://www.deviantart.com/bluespaceling/art/Consolation-747816920" text:style-name="ListLabel_20_1" text:visited-style-name="ListLabel_20_1"><text:span text:style-name="T1">https://www.deviantart.com/bluespaceling/art/Consolation-747816920</text:span></text:a></text:p>
      <text:p text:style-name="P1"><text:a xlink:type="simple" xlink:href="https://www.deviantart.com/yakovlev-vad/art/What-this-is-Color-sketch-745384386" text:style-name="ListLabel_20_1" text:visited-style-name="ListLabel_20_1"><text:span text:style-name="T1">https://www.deviantart.com/yakovlev-vad/art/What-this-is-Color-sketch-745384386</text:span></text:a></text:p>
      <text:p text:style-name="P1"><text:a xlink:type="simple" xlink:href="https://www.deviantart.com/taiga-blackfield/art/Luna-Who-cares-648183393" text:style-name="ListLabel_20_1" text:visited-style-name="ListLabel_20_1"><text:span text:style-name="T1">https://www.deviantart.com/taiga-blackfield/art/Luna-Who-cares-648183393</text:span></text:a></text:p>
      <text:p text:style-name="P1"><text:a xlink:type="simple" xlink:href="https://www.deviantart.com/moonlight-ki/art/Gift-Shiny-happiness-774051924" text:style-name="ListLabel_20_1" text:visited-style-name="ListLabel_20_1"><text:span text:style-name="T1">https://www.deviantart.com/moonlight-ki/art/Gift-Shiny-happiness-774051924</text:span></text:a></text:p>
      <text:p text:style-name="P1"><text:a xlink:type="simple" xlink:href="https://www.deviantart.com/bra1neater/art/Sombra-783239772" text:style-name="ListLabel_20_1" text:visited-style-name="ListLabel_20_1"><text:span text:style-name="T1">https://www.deviantart.com/bra1neater/art/Sombra-783239772</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5" meta:word-count="1794" meta:character-count="12107" meta:non-whitespace-character-count="10377"/>
    <meta:generator>LibreOfficeDev/6.0.5.2$Linux_X86_64 LibreOffice_project/</meta:generator>
  </office:meta>
</office:document-meta>
</file>